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" officeooo:rsid="000cb5f7" officeooo:paragraph-rsid="000cb5f7"/>
    </style:style>
    <style:style style:name="P2" style:family="paragraph" style:parent-style-name="Standard">
      <style:text-properties officeooo:rsid="000e0645" officeooo:paragraph-rsid="000e0645"/>
    </style:style>
    <style:style style:name="P3" style:family="paragraph" style:parent-style-name="Standard">
      <style:text-properties fo:font-style="italic" officeooo:rsid="000e0645" officeooo:paragraph-rsid="000e0645" style:font-style-asian="italic" style:font-style-complex="italic"/>
    </style:style>
    <style:style style:name="P4" style:family="paragraph" style:parent-style-name="Standard">
      <style:text-properties officeooo:rsid="000ecbc6" officeooo:paragraph-rsid="000ecbc6"/>
    </style:style>
    <style:style style:name="P5" style:family="paragraph" style:parent-style-name="Standard">
      <style:text-properties officeooo:rsid="000f1c36" officeooo:paragraph-rsid="000f1c36"/>
    </style:style>
    <style:style style:name="P6" style:family="paragraph" style:parent-style-name="Standard">
      <style:text-properties officeooo:rsid="00104463" officeooo:paragraph-rsid="00104463"/>
    </style:style>
    <style:style style:name="P7" style:family="paragraph" style:parent-style-name="Text_20_body" style:master-page-name="">
      <loext:graphic-properties draw:fill="none"/>
      <style:paragraph-properties fo:margin-left="-0.4cm" fo:margin-right="0cm" fo:margin-top="0cm" fo:margin-bottom="0.212cm" loext:contextual-spacing="false" fo:text-indent="0cm" style:auto-text-indent="false" style:page-number="auto" fo:background-color="transparent" style:writing-mode="page">
        <style:tab-stops>
          <style:tab-stop style:position="1.499cm"/>
        </style:tab-stops>
      </style:paragraph-properties>
      <style:text-properties officeooo:rsid="00119a3e" officeooo:paragraph-rsid="00119a3e"/>
    </style:style>
    <style:style style:name="P8" style:family="paragraph" style:parent-style-name="Sekce">
      <style:text-properties officeooo:rsid="000ecbc6" officeooo:paragraph-rsid="000ecbc6"/>
    </style:style>
    <style:style style:name="P9" style:family="paragraph" style:parent-style-name="Sekce">
      <style:text-properties officeooo:rsid="000f1c36" officeooo:paragraph-rsid="000f1c36"/>
    </style:style>
    <style:style style:name="P10" style:family="paragraph" style:parent-style-name="Sekce">
      <style:text-properties officeooo:rsid="00104463" officeooo:paragraph-rsid="00104463"/>
    </style:style>
    <style:style style:name="P11" style:family="paragraph" style:parent-style-name="Horizontal_20_Line">
      <style:text-properties officeooo:paragraph-rsid="00119a3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1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Calibri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0f1c36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2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2998913" text:style-name="Numbering_20_1">
        <text:list-item>
          <text:p text:style-name="Sekce">Vzorkovací frekvence<draw:frame draw:style-name="fr1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1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>Vzorkovací frekvence a délka signálu byla získána z hlavičky WAV souboru<text:span text:style-name="T5">[</text:span><text:span text:style-name="T5"><text:note text:id="ftn0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5">][</text:span><text:span text:style-name="T4"><text:note text:id="ftn1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6">]</text:span>.</text:p>
      <text:p text:style-name="P2"/>
      <text:p text:style-name="P2"><draw:frame draw:style-name="fr2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2"><draw:frame draw:style-name="fr2" draw:name="Objekt4" text:anchor-type="as-char" svg:width="3.0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2"><draw:frame draw:style-name="fr2" draw:name="Objekt5" text:anchor-type="as-char" svg:width="4.651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155104406210272" text:continue-numbering="true" text:style-name="Numbering_20_1">
        <text:list-item>
          <text:p text:style-name="P8">DFT</text:p>
        </text:list-item>
      </text:list>
      <text:p text:style-name="P4">0 - &gt; Fs/2</text:p>
      <text:list xml:id="list155103164548336" text:continue-numbering="true" text:style-name="Numbering_20_1">
        <text:list-item>
          <text:p text:style-name="P8">Maximum modulu spektra</text:p>
        </text:list-item>
      </text:list>
      <text:p text:style-name="P4">Hz</text:p>
      <text:list xml:id="list155103206585102" text:continue-numbering="true" text:style-name="Numbering_20_1">
        <text:list-item>
          <text:p text:style-name="P8">IIR filtr</text:p>
        </text:list-item>
      </text:list>
      <text:p text:style-name="P4">H(s), nuly a póly, <text:span text:style-name="T8">stabilita filtru</text:span></text:p>
      <text:list xml:id="list155104413877430" text:continue-numbering="true" text:style-name="Numbering_20_1">
        <text:list-item>
          <text:p text:style-name="P9">Modul kmitočtové charakteristiky IIR filtru</text:p>
        </text:list-item>
      </text:list>
      <text:p text:style-name="P5">0 - &gt; Fs/2</text:p>
      <text:p text:style-name="P5">typ</text:p>
      <text:list xml:id="list155103455565629" text:continue-numbering="true" text:style-name="Numbering_20_1">
        <text:list-item>
          <text:p text:style-name="P9">Filtrace IIR filtrem a následná DFT</text:p>
        </text:list-item>
      </text:list>
      <text:p text:style-name="P5">0 - &gt; Fs/2</text:p>
      <text:list xml:id="list155103368461900" text:continue-numbering="true" text:style-name="Numbering_20_1">
        <text:list-item>
          <text:p text:style-name="P9">Maximum modulu spektra filtrovaného signálu</text:p>
        </text:list-item>
      </text:list>
      <text:p text:style-name="P5">Hz</text:p>
      <text:list xml:id="list155103236826640" text:continue-numbering="true" text:style-name="Numbering_20_1">
        <text:list-item>
          <text:p text:style-name="P9">Pozice přimíchaného obdélníkového signálu (20ms, 50% DCL, 4kHz)</text:p>
        </text:list-item>
        <text:list-item>
          <text:p text:style-name="P9">Autokorelační koeficienty</text:p>
        </text:list-item>
        <text:list-item>
          <text:p text:style-name="P9">Autokorelační koeficient R[10]</text:p>
        </text:list-item>
        <text:list-item>
          <text:p text:style-name="P10">Časový odhad sdružené funkce hustoty rozdělení pravděpodobnosti</text:p>
        </text:list-item>
        <text:list-item>
          <text:p text:style-name="P10"><text:soft-page-break/>Ověření odhadnuté sdružené funkce hustoty rozdělení pravděpodobnosti integrací</text:p>
        </text:list-item>
        <text:list-item>
          <text:p text:style-name="P10">Výpočet autokorelačního koeficientu R[10] z <text:s/>odhadu funkce hustoty rozdělení pravděpodobnosti</text:p>
        </text:list-item>
      </text:list>
      <text:p text:style-name="P6">srovnat s příkladem 10, okomentovat</text:p>
      <text:p text:style-name="P6"/>
      <text:p text:style-name="P11"/>
      <text:p text:style-name="P7">BONUS)<text:tab/>Prediktor signálu pomocí FIR filt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1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cb5f7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" officeooo:rsid="000cb5f7" officeooo:paragraph-rsid="000cb5f7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Tomáš Pazdiora (</text:span><text:span text:style-name="MT2">xpazdi02</text:span><text:span text:style-name="MT1">)</text:span><text:span text:style-name="MT3"><text:tab/>ISS Projekt 2017/2018<text:tab/></text:span><text:span text:style-name="MT4"><text:date style:data-style-name="N76" text:date-value="2017-12-31T15:51:02.710000178">31. prosince 2017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8S</meta:editing-duration>
    <meta:editing-cycles>5</meta:editing-cycles>
    <meta:generator>LibreOffice/5.4.3.2$Windows_X86_64 LibreOffice_project/92a7159f7e4af62137622921e809f8546db437e5</meta:generator>
    <dc:date>2017-12-31T15:50:13.259000000</dc:date>
    <meta:document-statistic meta:table-count="0" meta:image-count="0" meta:object-count="5" meta:page-count="2" meta:paragraph-count="29" meta:word-count="131" meta:character-count="962" meta:non-whitespace-character-count="8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0,000</mn>
      </mrow>
      <mrow>
        <mo fence="true" stretchy="false">[</mo>
        <mrow>
          <mi>s</mi>
        </mrow>
        <mo fence="true" stretchy="false">]</mo>
      </mrow>
    </mrow>
    <annotation encoding="StarMath 5.0">length = 0,0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000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000 000 [samples]</annotation>
  </semantics>
</math>
</file>